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start" style:justify-single-word="false" fo:orphans="0" fo:widows="0">
        <style:tab-stops>
          <style:tab-stop style:position="9.592cm"/>
        </style:tab-stops>
      </style:paragraph-properties>
    </style:style>
    <style:style style:name="P2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 fo:orphans="0" fo:widows="0"/>
    </style:style>
    <style:style style:name="P5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6" style:family="paragraph" style:parent-style-name="Heading_20_1" style:list-style-name="WWNum2">
      <style:paragraph-properties fo:margin-left="0cm" fo:margin-right="0cm" fo:text-indent="0cm" style:auto-text-indent="false"/>
    </style:style>
    <style:style style:name="P7" style:family="paragraph" style:parent-style-name="Heading_20_2" style:list-style-name="WWNum3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top="0.212cm" fo:margin-bottom="0.212cm" style:contextual-spacing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margin-top="0.212cm" fo:margin-bottom="0.212cm" style:contextual-spacing="false"/>
    </style:style>
    <style:style style:name="P12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P13" style:family="paragraph" style:parent-style-name="Standard">
      <style:paragraph-properties fo:orphans="0" fo:widows="0"/>
      <style:text-properties fo:font-weight="bold" style:font-weight-asian="bold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color="#000000" loext:opacity="100%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fo:color="#000000" loext:opacity="100%"/>
    </style:style>
    <style:style style:name="P16" style:family="paragraph" style:parent-style-name="Standard">
      <style:paragraph-properties fo:margin-left="0cm" fo:margin-right="0cm" fo:text-indent="1.249cm" style:auto-text-indent="false"/>
      <style:text-properties fo:color="#000000" loext:opacity="100%"/>
    </style:style>
    <style:style style:name="P17" style:family="paragraph" style:parent-style-name="Standard" style:list-style-name="L4">
      <style:text-properties officeooo:rsid="001fe133" officeooo:paragraph-rsid="001fe133"/>
    </style:style>
    <style:style style:name="P18" style:family="paragraph" style:parent-style-name="Standard" style:list-style-name="L5">
      <style:text-properties officeooo:paragraph-rsid="001fe133"/>
    </style:style>
    <style:style style:name="P19" style:family="paragraph" style:parent-style-name="Title">
      <style:paragraph-properties fo:text-align="center" style:justify-single-word="false"/>
    </style:style>
    <style:style style:name="P20" style:family="paragraph" style:parent-style-name="infoblue">
      <style:paragraph-properties fo:margin-top="0.494cm" fo:margin-bottom="0.494cm" style:contextual-spacing="false" fo:text-align="justify" style:justify-single-word="false"/>
    </style:style>
    <style:style style:name="P21" style:family="paragraph" style:parent-style-name="infoblue" style:list-style-name="WWNum8">
      <style:paragraph-properties fo:margin-top="0cm" fo:margin-bottom="0.494cm" style:contextual-spacing="false" fo:text-align="justify" style:justify-single-word="false"/>
    </style:style>
    <style:style style:name="P22" style:family="paragraph" style:parent-style-name="infoblue">
      <style:paragraph-properties fo:margin-top="0cm" fo:margin-bottom="0.494cm" style:contextual-spacing="false" fo:text-align="justify" style:justify-single-word="false"/>
      <style:text-properties officeooo:paragraph-rsid="001d15c7"/>
    </style:style>
    <style:style style:name="P23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111111" loext:opacity="100%" officeooo:rsid="001d15c7" officeooo:paragraph-rsid="001d15c7"/>
    </style:style>
    <style:style style:name="P24" style:family="paragraph" style:parent-style-name="infoblue" style:list-style-name="WWNum7">
      <style:paragraph-properties fo:margin-top="0.494cm" fo:margin-bottom="0cm" style:contextual-spacing="false" fo:text-align="justify" style:justify-single-word="false"/>
      <style:text-properties fo:color="#000000" loext:opacity="100%"/>
    </style:style>
    <style:style style:name="P25" style:family="paragraph" style:parent-style-name="infoblue" style:list-style-name="WWNum7">
      <style:paragraph-properties fo:margin-top="0cm" fo:margin-bottom="0.494cm" style:contextual-spacing="false" fo:text-align="justify" style:justify-single-word="false"/>
      <style:text-properties fo:color="#000000" loext:opacity="100%"/>
    </style:style>
    <style:style style:name="P26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27" style:family="paragraph" style:parent-style-name="infoblue" style:list-style-name="WWNum11">
      <style:paragraph-properties fo:margin-top="0cm" fo:margin-bottom="0.494cm" style:contextual-spacing="false" fo:text-align="justify" style:justify-single-word="false"/>
      <style:text-properties fo:color="#000000" loext:opacity="100%" officeooo:paragraph-rsid="001d15c7"/>
    </style:style>
    <style:style style:name="P28" style:family="paragraph" style:parent-style-name="infoblue" style:list-style-name="WWNum10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29" style:family="paragraph" style:parent-style-name="infoblue" style:list-style-name="WWNum9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30" style:family="paragraph" style:parent-style-name="infoblue" style:list-style-name="WWNum8">
      <style:paragraph-properties fo:margin-top="0.494cm" fo:margin-bottom="0cm" style:contextual-spacing="false" fo:text-align="justify" style:justify-single-word="false"/>
      <style:text-properties fo:color="#000000" loext:opacity="100%"/>
    </style:style>
    <style:style style:name="P31" style:family="paragraph" style:parent-style-name="infoblue" style:list-style-name="WWNum8">
      <style:paragraph-properties fo:margin-top="0cm" fo:margin-bottom="0.494cm" style:contextual-spacing="false" fo:text-align="justify" style:justify-single-word="false"/>
      <style:text-properties fo:color="#000000" loext:opacity="100%"/>
    </style:style>
    <style:style style:name="P32" style:family="paragraph" style:parent-style-name="infoblue" style:list-style-name="WWNum8">
      <style:paragraph-properties fo:margin-top="0.494cm" fo:margin-bottom="0.494cm" style:contextual-spacing="false" fo:text-align="justify" style:justify-single-word="false"/>
      <style:text-properties fo:color="#000000" loext:opacity="100%"/>
    </style:style>
    <style:style style:name="P33" style:family="paragraph" style:parent-style-name="infoblue">
      <style:paragraph-properties fo:margin-top="0.494cm" fo:margin-bottom="0.494cm" style:contextual-spacing="false" fo:text-align="justify" style:justify-single-word="false"/>
      <style:text-properties fo:color="#000000" loext:opacity="100%" officeooo:rsid="001d15c7" officeooo:paragraph-rsid="001d15c7"/>
    </style:style>
    <style:style style:name="P34" style:family="paragraph" style:parent-style-name="infoblue">
      <style:paragraph-properties fo:margin-top="0cm" fo:margin-bottom="0.494cm" style:contextual-spacing="false" fo:text-align="justify" style:justify-single-word="false"/>
      <style:text-properties fo:color="#000000" loext:opacity="100%" officeooo:rsid="001d15c7" officeooo:paragraph-rsid="001d15c7"/>
    </style:style>
    <style:style style:name="P35" style:family="paragraph" style:parent-style-name="infoblue" style:list-style-name="WWNum11">
      <style:paragraph-properties fo:margin-top="0.494cm" fo:margin-bottom="0cm" style:contextual-spacing="false" fo:text-align="justify" style:justify-single-word="false"/>
      <style:text-properties fo:color="#000000" loext:opacity="100%" officeooo:rsid="001d15c7" officeooo:paragraph-rsid="001d15c7"/>
    </style:style>
    <style:style style:name="P36" style:family="paragraph" style:parent-style-name="infoblue" style:list-style-name="WWNum11">
      <style:paragraph-properties fo:margin-top="0cm" fo:margin-bottom="0.494cm" style:contextual-spacing="false" fo:text-align="justify" style:justify-single-word="false"/>
      <style:text-properties fo:color="#000000" loext:opacity="100%" officeooo:rsid="001d15c7" officeooo:paragraph-rsid="001d15c7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text:display="true"/>
    </style:style>
    <style:style style:name="T3" style:family="text">
      <style:text-properties style:font-name="Arial" fo:language="pt" fo:country="PT" style:font-name-complex="Arial2"/>
    </style:style>
    <style:style style:name="T4" style:family="text">
      <style:text-properties style:font-name="Arial" fo:language="pt" fo:country="PT" officeooo:rsid="001d15c7" style:font-name-complex="Arial2"/>
    </style:style>
    <style:style style:name="T5" style:family="text">
      <style:text-properties style:font-name="Arial" fo:language="pt" fo:country="PT" officeooo:rsid="001ee3a2" style:font-name-complex="Arial2"/>
    </style:style>
    <style:style style:name="T6" style:family="text">
      <style:text-properties style:font-name="Arial" fo:language="pt" fo:country="PT" officeooo:rsid="001fe133" style:font-name-complex="Arial2"/>
    </style:style>
    <style:style style:name="T7" style:family="text">
      <style:text-properties style:font-name="Arial" style:font-name-complex="Arial2"/>
    </style:style>
    <style:style style:name="T8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9" style:family="text">
      <style:text-properties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0" style:family="text">
      <style:text-properties fo:language="pt" fo:country="PT"/>
    </style:style>
    <style:style style:name="T11" style:family="text">
      <style:text-properties fo:language="pt" fo:country="PT" fo:font-weight="bold" style:font-weight-asian="bold" style:font-weight-complex="bold"/>
    </style:style>
    <style:style style:name="T12" style:family="text">
      <style:text-properties style:font-name="Courier" fo:font-size="9pt" style:font-size-asian="9pt" style:font-size-complex="9pt"/>
    </style:style>
    <style:style style:name="T13" style:family="text">
      <style:text-properties fo:color="#000000" loext:opacity="100%" style:font-name="Arial" fo:language="pt" fo:country="PT" style:font-name-complex="Arial2"/>
    </style:style>
    <style:style style:name="T14" style:family="text">
      <style:text-properties officeooo:rsid="001fe13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fe133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><text:text-input text:description="">Guia de Implementação</text:text-input></text:p>
      <text:p text:style-name="P8"/>
      <text:p text:style-name="P19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01465" text:style-name="Index_20_Link" text:visited-style-name="Index_20_Link">1. Introdução<text:span text:style-name="T2"><text:tab/>2</text:span></text:a></text:p>
          <text:p text:style-name="Contents_20_2"><text:a xlink:type="simple" xlink:href="#_Toc485801466" text:style-name="Index_20_Link" text:visited-style-name="Index_20_Link">1.1. Referências<text:span text:style-name="T2"><text:tab/>2</text:span></text:a></text:p>
          <text:p text:style-name="Contents_20_1"><text:a xlink:type="simple" xlink:href="#_Toc485801467" text:style-name="Index_20_Link" text:visited-style-name="Index_20_Link">2. Organização e Estilo do Código<text:span text:style-name="T2"><text:tab/>2</text:span></text:a></text:p>
          <text:p text:style-name="Contents_20_1"><text:a xlink:type="simple" xlink:href="#_Toc485801468" text:style-name="Index_20_Link" text:visited-style-name="Index_20_Link">3. Comentários<text:span text:style-name="T2"><text:tab/>2</text:span></text:a></text:p>
          <text:p text:style-name="Contents_20_1"><text:a xlink:type="simple" xlink:href="#_Toc485801469" text:style-name="Index_20_Link" text:visited-style-name="Index_20_Link">4. Nomeação<text:span text:style-name="T2"><text:tab/>2</text:span></text:a></text:p>
          <text:p text:style-name="Contents_20_1"><text:a xlink:type="simple" xlink:href="#_Toc485801470" text:style-name="Index_20_Link" text:visited-style-name="Index_20_Link"><text:span text:style-name="T10">5. Declaração</text:span><text:span text:style-name="T2"><text:tab/>3</text:span></text:a></text:p>
          <text:p text:style-name="Contents_20_1"><text:a xlink:type="simple" xlink:href="#_Toc485801471" text:style-name="Index_20_Link" text:visited-style-name="Index_20_Link"><text:span text:style-name="T10">6. Reutilização</text:span><text:span text:style-name="T2"><text:tab/>3</text:span></text:a></text:p>
          <text:p text:style-name="Contents_20_1"><text:a xlink:type="simple" xlink:href="#_Toc485801472" text:style-name="Index_20_Link" text:visited-style-name="Index_20_Link"><text:span text:style-name="T10">7. Tratamento de Erros e de Exceções</text:span><text:span text:style-name="T2"><text:tab/>3</text:span></text:a></text:p>
          <text:p text:style-name="Contents_20_1"><text:a xlink:type="simple" xlink:href="#_Toc485801473" text:style-name="Index_20_Link" text:visited-style-name="Index_20_Link"><text:span text:style-name="T10">8. teste unitário</text:span><text:span text:style-name="T2"><text:tab/>3</text:span></text:a></text:p>
          <text:p text:style-name="Contents_20_1"><text:a xlink:type="simple" xlink:href="#_Toc485801474" text:style-name="Index_20_Link" text:visited-style-name="Index_20_Link"><text:span text:style-name="T10">9. Diretrizes Gerais</text:span><text:span text:style-name="T2"><text:tab/>4</text:span></text:a></text:p>
        </text:index-body>
      </text:table-of-content>
      <text:p text:style-name="Standard"/>
      <text:list xml:id="list955553331" text:style-name="WWNum2">
        <text:list-item>
          <text:h text:style-name="P5" text:outline-level="1"><text:bookmark-start text:name="_Toc104341857"/><text:bookmark-start text:name="_Toc485801465"/><text:bookmark-start text:name="_Toc105989053"/>Introdução<text:bookmark-end text:name="_Toc104341857"/><text:bookmark-end text:name="_Toc485801465"/><text:bookmark-end text:name="_Toc105989053"/></text:h>
        </text:list-item>
      </text:list>
      <text:p text:style-name="P23"><text:span text:style-name="T3">Este guia tem como foco fornecer uma visão abrangente e prática para a implementação do ÉpCafé, um projeto web em Java que ajuda na gestão de fazendas. Ao abordar a finalidade, o escopo e as definições especiais, este documento visa orientar desenvolvedores através do processo de criação de uma solução eficiente e flexível.</text:span></text:p>
      <text:list text:continue-list="list955553331" text:style-name="WWNum3">
        <text:list-item>
          <text:list>
            <text:list-item>
              <text:h text:style-name="P7" text:outline-level="2"><text:bookmark-start text:name="_Toc104341861"/><text:bookmark-start text:name="_Toc485801466"/><text:bookmark-start text:name="_Toc105989057"/>Referências<text:bookmark-end text:name="_Toc104341861"/><text:bookmark-end text:name="_Toc485801466"/><text:bookmark-end text:name="_Toc105989057"/></text:h>
            </text:list-item>
          </text:list>
        </text:list-item>
      </text:list>
      <text:list text:style-name="WWNum7">
        <text:list-item>
          <text:p text:style-name="P24"><text:span text:style-name="T7">Guia - Oracle Java Code Conventions.pdf;</text:span></text:p>
        </text:list-item>
        <text:list-item>
          <text:p text:style-name="P25"><text:span text:style-name="T7">Guia - Padroes e Ferramentas para Projeto de Banco de Dados.pdf </text:span></text:p>
        </text:list-item>
      </text:list>
      <text:list xml:id="list92731713793150" text:continue-list="list92731762941793" text:style-name="WWNum2">
        <text:list-item>
          <text:h text:style-name="P6" text:outline-level="1"><text:bookmark-start text:name="_Toc485801467"/><text:bookmark-start text:name="_Toc105989059"/>Organização e Estilo do Código<text:bookmark-end text:name="_Toc485801467"/><text:bookmark-end text:name="_Toc105989059"/></text:h>
        </text:list-item>
      </text:list>
      <text:p text:style-name="P33"><text:span text:style-name="T3">Estrutura de Pacotes:</text:span></text:p>
      <text:list xml:id="list1538453726" text:style-name="WWNum11">
        <text:list-item>
          <text:p text:style-name="P35"><text:span text:style-name="T3">Classes organizadas em pacotes lógicos, como ‘com.epcafes’.</text:span></text:p>
        </text:list-item>
        <text:list-item>
          <text:p text:style-name="P27"><text:span text:style-name="T4">Subpacotes podem ser usados para categorias específicas como</text:span><text:span text:style-name="T3">, </text:span><text:span text:style-name="T4">por exemplo, ‘com.epcafes.model’ para classes de modelo.</text:span></text:p>
        </text:list-item>
      </text:list>
      <text:p text:style-name="P34"><text:span text:style-name="T3">Convenção de Nomenclatura:</text:span></text:p>
      <text:list xml:id="list92732555075177" text:continue-numbering="true" text:style-name="WWNum11">
        <text:list-item>
          <text:p text:style-name="P36"><text:span text:style-name="T3">Uso de </text:span><text:span text:style-name="T6">Pasca</text:span><text:span text:style-name="T3">lCase para nomes de classes. Exemplo: TipoPropriedade.</text:span></text:p>
        </text:list-item>
        <text:list-item>
          <text:p text:style-name="P36"><text:span text:style-name="T3">Nomes de métodos devem começar com letra minúscula. Exemplo: “getAll()”.</text:span></text:p>
        </text:list-item>
      </text:list>
      <text:p text:style-name="P22"/>
      <text:list xml:id="list92731302691804" text:continue-list="list92731713793150" text:style-name="WWNum2">
        <text:list-item>
          <text:h text:style-name="P6" text:outline-level="1"><text:bookmark-start text:name="_Toc105989060"/><text:bookmark-start text:name="_Toc485801468"/>Comentários<text:bookmark-end text:name="_Toc105989060"/><text:bookmark-end text:name="_Toc485801468"/></text:h>
        </text:list-item>
      </text:list>
      <text:p text:style-name="P26"><text:span text:style-name="T3">Java Doc de Classes</text:span></text:p>
      <text:p text:style-name="P14"><text:span text:style-name="T12">/**</text:span></text:p>
      <text:p text:style-name="P14"><text:span text:style-name="T12"><text:s/>* &lt;Descrição da funcionalidade da Classe&gt;</text:span></text:p>
      <text:p text:style-name="P14"><text:span text:style-name="T12"><text:s/>* @author: &lt;Fulano da Silva&gt;</text:span></text:p>
      <text:p text:style-name="P14"><text:span text:style-name="T12"><text:s/>*/</text:span></text:p>
      <text:p text:style-name="P26"><text:bookmark text:name="_GoBack"/><text:span text:style-name="T3">Java Doc de Métodos</text:span></text:p>
      <text:p text:style-name="P14"><text:span text:style-name="T12">/**</text:span></text:p>
      <text:p text:style-name="P14"><text:span text:style-name="T12"><text:s/>* &lt;Descrição completa das funcionalidades do método&gt;</text:span></text:p>
      <text:p text:style-name="P14"><text:span text:style-name="T12"><text:s/>* @return &lt;tipo do retorno do método: String, int, etc&gt;</text:span></text:p>
      <text:p text:style-name="P14"><text:span text:style-name="T12"><text:s/>* @param &lt;parâmetro1&gt; &lt;Descrição do parâmetro&gt;</text:span></text:p>
      <text:p text:style-name="P14"><text:span text:style-name="T12"><text:s/>* @param &lt;parâmetro2&gt; &lt;Descrição do parâmetro&gt;</text:span></text:p>
      <text:p text:style-name="P14"><text:span text:style-name="T12"><text:s/>* @exception &lt;exceção retornada&gt; </text:span></text:p>
      <text:p text:style-name="P14"><text:span text:style-name="T12"><text:s/>*/</text:span></text:p>
      <text:p text:style-name="P26"><text:span text:style-name="T3"/></text:p>
      <text:list xml:id="list92730603656357" text:continue-numbering="true" text:style-name="WWNum2">
        <text:list-item>
          <text:h text:style-name="P6" text:outline-level="1"><text:bookmark-start text:name="_Toc105989061"/><text:bookmark-start text:name="_Toc485801469"/>Nomeação<text:bookmark-end text:name="_Toc105989061"/><text:bookmark-end text:name="_Toc485801469"/></text:h>
        </text:list-item>
      </text:list>
      <text:p text:style-name="P20"><text:span text:style-name="T3"/></text:p>
      <text:p text:style-name="P26"><text:soft-page-break/><text:span text:style-name="T3">Arquivo Java</text:span></text:p>
      <text:list xml:id="list2779059638" text:style-name="WWNum10">
        <text:list-item>
          <text:p text:style-name="P28"><text:span text:style-name="T3">NomeClasse.java</text:span></text:p>
        </text:list-item>
      </text:list>
      <text:p text:style-name="P26"><text:span text:style-name="T3">Scripts SQL</text:span></text:p>
      <text:list xml:id="list92731438299258" text:continue-numbering="true" text:style-name="WWNum10">
        <text:list-item>
          <text:p text:style-name="P28"><text:span text:style-name="T3">NOMESCRIPT.sql</text:span></text:p>
        </text:list-item>
      </text:list>
      <text:p text:style-name="P20"><text:span text:style-name="T3"/></text:p>
      <text:list xml:id="list92730745300366" text:continue-list="list92730603656357" text:style-name="WWNum2">
        <text:list-item>
          <text:h text:style-name="P6" text:outline-level="1"><text:bookmark-start text:name="_Toc105989062"/><text:bookmark-start text:name="_Toc485801470"/><text:span text:style-name="T10">Declaração</text:span><text:bookmark-end text:name="_Toc105989062"/><text:bookmark-end text:name="_Toc485801470"/></text:h>
        </text:list-item>
      </text:list>
      <text:list text:style-name="WWNum9">
        <text:list-item>
          <text:p text:style-name="P29"><text:span text:style-name="T3">Padrão de indentação de declaração de métodos:</text:span></text:p>
        </text:list-item>
      </text:list>
      <text:p text:style-name="P14"><text:span text:style-name="T12">someMethod(int anArg, Object anotherArg, String yetAnotherArg,</text:span></text:p>
      <text:p text:style-name="P15"><text:span text:style-name="T12"><text:s text:c="5"/>Object andStillAnother) {</text:span></text:p>
      <text:p text:style-name="P15"><text:span text:style-name="T12">...</text:span></text:p>
      <text:p text:style-name="P16"><text:span text:style-name="T12">}</text:span></text:p>
      <text:p text:style-name="P20"><text:span text:style-name="T3"/></text:p>
      <text:list xml:id="list92731160350501" text:continue-list="list92730745300366" text:style-name="WWNum2">
        <text:list-item>
          <text:h text:style-name="P6" text:outline-level="1"><text:bookmark-start text:name="_Toc105989067"/><text:bookmark-start text:name="_Toc485801471"/><text:span text:style-name="T10">Reutilização</text:span><text:bookmark-end text:name="_Toc105989067"/><text:bookmark-end text:name="_Toc485801471"/></text:h>
        </text:list-item>
      </text:list>
      <text:list xml:id="list1320919072" text:style-name="WWNum8">
        <text:list-item>
          <text:p text:style-name="P30"><text:span text:style-name="T3">Criar interfaces entre as camadas arquiteturais: Apresentação, Controle e Dados;</text:span></text:p>
        </text:list-item>
        <text:list-item>
          <text:p text:style-name="P21"><text:span text:style-name="T13">Aplicar os padrões de atribuição de responsabilidade nas classes (ver padrões GRASP).</text:span></text:p>
        </text:list-item>
      </text:list>
      <text:p text:style-name="P20"><text:span text:style-name="T3"/></text:p>
      <text:list xml:id="list92731482601411" text:continue-list="list92731160350501" text:style-name="WWNum2">
        <text:list-item>
          <text:h text:style-name="P6" text:outline-level="1"><text:bookmark-start text:name="_Toc105989065"/><text:bookmark-start text:name="_Toc485801472"/><text:span text:style-name="T10">Tratamento de Erros e de Exceções</text:span><text:bookmark-end text:name="_Toc105989065"/><text:bookmark-end text:name="_Toc485801472"/></text:h>
        </text:list-item>
      </text:list>
      <text:list xml:id="list92731207157414" text:continue-list="list1320919072" text:style-name="WWNum8">
        <text:list-item>
          <text:p text:style-name="P30"><text:span text:style-name="T3">Criar uma case de tratamento de exceções na camada de apresentação.</text:span></text:p>
        </text:list-item>
        <text:list-item>
          <text:p text:style-name="P31"><text:span text:style-name="T3">Garantir que as exceções subam para a camada de apresentação, usando a clausula T</text:span><text:span text:style-name="T5">h</text:span><text:span text:style-name="T3">rows nos métodos envolvidos.</text:span></text:p>
        </text:list-item>
      </text:list>
      <text:p text:style-name="P20"><text:span text:style-name="T3"/></text:p>
      <text:list xml:id="list92732471467331" text:continue-list="list92731482601411" text:style-name="WWNum2">
        <text:list-item>
          <text:h text:style-name="P6" text:outline-level="1"><text:bookmark-start text:name="_Toc485801473"/><text:span text:style-name="T10">teste unitário</text:span><text:bookmark-end text:name="_Toc485801473"/></text:h>
        </text:list-item>
      </text:list>
      <text:list xml:id="list92732100576315" text:continue-list="list92731207157414" text:style-name="WWNum8">
        <text:list-item>
          <text:p text:style-name="P32"><text:span text:style-name="T3">Criar uma suite de testes com todos os métodos públicos da Facade.</text:span></text:p>
        </text:list-item>
      </text:list>
      <text:p text:style-name="P20"><text:span text:style-name="T3"/></text:p>
      <text:list xml:id="list92732219116378" text:continue-list="list92732471467331" text:style-name="WWNum2">
        <text:list-item>
          <text:h text:style-name="P6" text:outline-level="1"><text:bookmark-start text:name="_Toc485801474"/><text:bookmark-start text:name="_Toc105989069"/><text:span text:style-name="T10">Diretrizes Gerais</text:span><text:bookmark-end text:name="_Toc485801474"/><text:bookmark-end text:name="_Toc105989069"/></text:h>
        </text:list-item>
      </text:list>
      <text:list text:style-name="L5">
        <text:list-item>
          <text:p text:style-name="P18"><text:span text:style-name="T16">Simplicidade: </text:span><text:span text:style-name="T14">preferência por soluções simples e claras em vez de complexidade desnecessária.</text:span></text:p>
        </text:list-item>
      </text:list>
      <text:list xml:id="list3165655100" text:style-name="L4">
        <text:list-item>
          <text:p text:style-name="P17"><text:span text:style-name="T15">Legibilidade: </text:span>código fácil de ler e entender.</text:p>
        </text:list-item>
        <text:list-item>
          <text:p text:style-name="P17"><text:span text:style-name="T15">Reutilização de código:</text:span> evitar duplicação ao identificar oportunidades para reutilizar código existente.</text:p>
        </text:list-item>
        <text:list-item>
          <text:p text:style-name="P17"><text:span text:style-name="T15">Padrões de Projeto:</text:span> Aplicar padrões de projetos apropriados quando necessár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list-style-name="WWNum1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infoblue" style:family="paragraph" style:parent-style-name="Standard">
      <style:paragraph-properties fo:margin-top="0.494cm" fo:margin-bottom="0.494cm" style:contextual-spacing="false" style:line-height-at-least="0.423cm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127cm" fo:margin-left="0cm" fo:margin-top="0cm" fo:margin-bottom="0cm" table:align="left" style:may-break-between-rows="false" style:writing-mode="lr-tb"/>
    </style:style>
    <style:style style:name="Tabela2.A" style:family="table-column">
      <style:table-column-properties style:column-width="12cm"/>
    </style:style>
    <style:style style:name="Tabela2.B" style:family="table-column">
      <style:table-column-properties style:column-width="2.118cm"/>
    </style:style>
    <style:style style:name="Tabela2.C" style:family="table-column">
      <style:table-column-properties style:column-width="3.009cm"/>
    </style:style>
    <style:style style:name="Tabela2.1" style:family="table-row">
      <style:table-row-properties style:min-row-height="0.529cm" fo:keep-together="always"/>
    </style:style>
    <style:style style:name="Tabela2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2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center" style:justify-single-word="false" fo:orphans="0" fo:widows="0"/>
      <style:text-properties fo:language="pt" fo:country="PT"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 fo:orphans="0" fo:widows="0"/>
    </style:style>
    <style:style style:name="MP3" style:family="paragraph" style:parent-style-name="Standard">
      <style:paragraph-properties fo:orphans="0" fo:widows="0"/>
      <style:text-properties fo:font-weight="bold" style:font-weight-asian="bold"/>
    </style:style>
    <style:style style:name="MP4" style:family="paragraph" style:parent-style-name="Footer">
      <style:paragraph-properties fo:text-align="start" style:justify-single-word="false" fo:orphans="0" fo:widows="0">
        <style:tab-stops>
          <style:tab-stop style:position="9.592cm"/>
        </style:tab-stops>
      </style:paragraph-properties>
    </style:style>
    <style:style style:name="MP5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MP6" style:family="paragraph" style:parent-style-name="Footer">
      <style:paragraph-properties fo:text-align="end" style:justify-single-word="false" fo:orphans="0" fo:widows="0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PT"/>
    </style:style>
    <style:page-layout style:name="Mpm1">
      <style:page-layout-properties fo:page-width="21.001cm" fo:page-height="29.7cm" style:num-format="1" style:print-orientation="portrait" fo:margin-top="1cm" fo:margin-bottom="0.863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639cm" fo:margin-left="0cm" fo:margin-right="0cm" fo:margin-top="0.53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><text:text-input text:description="">Guia de Implementação</text:text-input></text:p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Standard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4"><text:text-input text:description="">EC- ÉpCafé</text:text-input><text:tab/><text:text-input text:description="">Versão 1.0</text:text-input></text:p>
            </table:table-cell>
            <table:table-cell table:style-name="Tabela2.B1" office:value-type="string">
              <text:p text:style-name="MP5"/>
            </table:table-cell>
            <table:table-cell table:style-name="Tabela2.B1" office:value-type="string">
              <text:p text:style-name="MP6"><text:span text:style-name="MT1">Pág. </text:span><text:page-number text:select-page="current">3</text:page-number><text:s/>de <text:page-count>3</text:page-count></text:p>
            </table:table-cell>
          </table:table-row>
        </table:table>
        <text:p text:style-name="MP7">vs: <text:user-defined style:data-style-name="N0" text:name="Versão Modelo" text:fixed="true">1</text:user-defined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de Implementação</dc:title>
    <dc:subject>Versão &lt;X&gt;</dc:subject>
    <meta:editing-cycles>12</meta:editing-cycles>
    <meta:print-date>2004-08-19T09:54:00</meta:print-date>
    <meta:creation-date>2023-10-04T08:23:15.285000000</meta:creation-date>
    <dc:date>2023-10-04T09:27:28.230000000</dc:date>
    <meta:editing-duration>PT2H9M15S</meta:editing-duration>
    <meta:generator>LibreOffice/7.4.3.2$Windows_X86_64 LibreOffice_project/1048a8393ae2eeec98dff31b5c133c5f1d08b890</meta:generator>
    <meta:document-statistic meta:table-count="2" meta:image-count="0" meta:object-count="0" meta:page-count="3" meta:paragraph-count="66" meta:word-count="415" meta:character-count="2571" meta:non-whitespace-character-count="2242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Guia de Implementacao" xlink:href=""/>
  </office:meta>
</office:document-meta>
</file>